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cb65" officeooo:paragraph-rsid="0008cb65"/>
    </style:style>
    <style:style style:name="P2" style:family="paragraph" style:parent-style-name="Standard">
      <style:paragraph-properties fo:text-align="center" style:justify-single-word="false"/>
      <style:text-properties officeooo:rsid="0008cb65" officeooo:paragraph-rsid="0008cb65"/>
    </style:style>
    <style:style style:name="P3" style:family="paragraph" style:parent-style-name="Standard" style:list-style-name="L1">
      <style:text-properties officeooo:rsid="0008cb65" officeooo:paragraph-rsid="0008cb65"/>
    </style:style>
    <style:style style:name="P4" style:family="paragraph" style:parent-style-name="Standard" style:list-style-name="L1">
      <style:text-properties officeooo:rsid="0008cb65" officeooo:paragraph-rsid="000ac49d"/>
    </style:style>
    <style:style style:name="P5" style:family="paragraph" style:parent-style-name="Standard">
      <style:paragraph-properties fo:text-align="justify" style:justify-single-word="false"/>
      <style:text-properties officeooo:rsid="0008cb65" officeooo:paragraph-rsid="0008cb65"/>
    </style:style>
    <style:style style:name="P6" style:family="paragraph" style:parent-style-name="Standard">
      <style:text-properties officeooo:paragraph-rsid="0008cb65"/>
    </style:style>
    <style:style style:name="P7" style:family="paragraph" style:parent-style-name="Standard" style:list-style-name="L1">
      <style:text-properties officeooo:paragraph-rsid="0008cb65"/>
    </style:style>
    <style:style style:name="P8" style:family="paragraph" style:parent-style-name="Standard" style:list-style-name="L1">
      <style:text-properties officeooo:rsid="000ac49d" officeooo:paragraph-rsid="000ac49d"/>
    </style:style>
    <style:style style:name="P9" style:family="paragraph" style:parent-style-name="Standard" style:list-style-name="L2">
      <style:text-properties officeooo:rsid="000ac49d" officeooo:paragraph-rsid="000ac49d"/>
    </style:style>
    <style:style style:name="P10" style:family="paragraph" style:parent-style-name="Standard" style:list-style-name="L1">
      <style:text-properties officeooo:rsid="000c60ab" officeooo:paragraph-rsid="000c60ab"/>
    </style:style>
    <style:style style:name="P11" style:family="paragraph" style:parent-style-name="Standard" style:list-style-name="L1">
      <style:text-properties officeooo:rsid="000dc98b" officeooo:paragraph-rsid="000dc98b"/>
    </style:style>
    <style:style style:name="P12" style:family="paragraph" style:parent-style-name="Standard" style:list-style-name="L3">
      <style:text-properties officeooo:paragraph-rsid="0008cb65"/>
    </style:style>
    <style:style style:name="P13" style:family="paragraph" style:parent-style-name="Standard" style:list-style-name="L3">
      <style:text-properties officeooo:rsid="0011ae2f" officeooo:paragraph-rsid="0011ae2f"/>
    </style:style>
    <style:style style:name="P14" style:family="paragraph" style:parent-style-name="Standard" style:list-style-name="L3">
      <style:text-properties officeooo:rsid="001246da" officeooo:paragraph-rsid="001246da"/>
    </style:style>
    <style:style style:name="P15" style:family="paragraph" style:parent-style-name="Standard" style:list-style-name="L3">
      <style:text-properties officeooo:rsid="0012fd6c" officeooo:paragraph-rsid="0012fd6c"/>
    </style:style>
    <style:style style:name="P16" style:family="paragraph" style:parent-style-name="Standard" style:list-style-name="L4">
      <style:text-properties officeooo:rsid="0012fd6c" officeooo:paragraph-rsid="0012fd6c"/>
    </style:style>
    <style:style style:name="P17" style:family="paragraph" style:parent-style-name="Standard">
      <style:paragraph-properties fo:text-align="justify" style:justify-single-word="false"/>
      <style:text-properties officeooo:rsid="00193b9a" officeooo:paragraph-rsid="00193b9a"/>
    </style:style>
    <style:style style:name="P18" style:family="paragraph" style:parent-style-name="Standard">
      <style:paragraph-properties fo:text-align="justify" style:justify-single-word="false"/>
      <style:text-properties officeooo:rsid="00193b9a" officeooo:paragraph-rsid="0019dec6"/>
    </style:style>
    <style:style style:name="P19" style:family="paragraph" style:parent-style-name="Standard">
      <style:text-properties style:font-name="sans-serif" fo:font-size="12pt" officeooo:paragraph-rsid="001d069c" style:font-size-asian="12pt" style:font-size-complex="12pt"/>
    </style:style>
    <style:style style:name="P20" style:family="paragraph" style:parent-style-name="Standard" style:list-style-name="L7">
      <style:text-properties style:font-name="Liberation Serif" fo:font-size="12pt" officeooo:paragraph-rsid="001d069c" style:font-size-asian="12pt" style:font-size-complex="12pt"/>
    </style:style>
    <style:style style:name="P21" style:family="paragraph" style:parent-style-name="Standard" style:list-style-name="L7">
      <style:text-properties style:font-name="Liberation Serif" fo:font-size="12pt" officeooo:rsid="00207314" officeooo:paragraph-rsid="001d069c" style:font-size-asian="12pt" style:font-size-complex="12pt"/>
    </style:style>
    <style:style style:name="P22" style:family="paragraph" style:parent-style-name="Standard" style:list-style-name="L7">
      <style:text-properties style:font-name="Liberation Serif" fo:font-size="12pt" officeooo:rsid="002271d8" officeooo:paragraph-rsid="001d069c" style:font-size-asian="12pt" style:font-size-complex="12pt"/>
    </style:style>
    <style:style style:name="P23" style:family="paragraph" style:parent-style-name="Standard" style:list-style-name="L7">
      <style:text-properties style:font-name="Liberation Serif" fo:font-size="12pt" officeooo:rsid="00237e9b" officeooo:paragraph-rsid="001d069c" style:font-size-asian="12pt" style:font-size-complex="12pt"/>
    </style:style>
    <style:style style:name="P24" style:family="paragraph" style:parent-style-name="Standard">
      <style:text-properties style:font-name="Liberation Serif" fo:font-size="12pt" officeooo:rsid="001e7ffc" officeooo:paragraph-rsid="001d069c" style:font-size-asian="12pt" style:font-size-complex="12pt"/>
    </style:style>
    <style:style style:name="P25" style:family="paragraph" style:parent-style-name="Standard" style:list-style-name="L9">
      <style:text-properties style:font-name="Liberation Serif" fo:font-size="12pt" officeooo:paragraph-rsid="001d069c" style:font-size-asian="12pt" style:font-size-complex="12pt"/>
    </style:style>
    <style:style style:name="P26" style:family="paragraph" style:parent-style-name="Standard" style:list-style-name="L9">
      <style:paragraph-properties fo:text-align="justify" style:justify-single-word="false"/>
      <style:text-properties style:font-name="Liberation Serif" fo:font-size="12pt" officeooo:paragraph-rsid="001d069c" style:font-size-asian="12pt" style:font-size-complex="12pt"/>
    </style:style>
    <style:style style:name="P27" style:family="paragraph" style:parent-style-name="Standard">
      <style:text-properties officeooo:rsid="001d069c" officeooo:paragraph-rsid="00203252"/>
    </style:style>
    <style:style style:name="P28" style:family="paragraph" style:parent-style-name="Standard">
      <style:paragraph-properties fo:text-align="justify" style:justify-single-word="false"/>
      <style:text-properties officeooo:rsid="001d069c" officeooo:paragraph-rsid="00203252"/>
    </style:style>
    <style:style style:name="T1" style:family="text">
      <style:text-properties officeooo:rsid="0008cb65"/>
    </style:style>
    <style:style style:name="T2" style:family="text">
      <style:text-properties fo:font-weight="bold" style:font-weight-asian="bold" style:font-weight-complex="bold"/>
    </style:style>
    <style:style style:name="T3" style:family="text">
      <style:text-properties fo:font-weight="bold" officeooo:rsid="0020550f" style:font-weight-asian="bold" style:font-weight-complex="bold"/>
    </style:style>
    <style:style style:name="T4" style:family="text">
      <style:text-properties fo:font-weight="bold" officeooo:rsid="00207314" style:font-weight-asian="bold" style:font-weight-complex="bold"/>
    </style:style>
    <style:style style:name="T5" style:family="text">
      <style:text-properties fo:font-weight="bold" officeooo:rsid="00237e9b" style:font-weight-asian="bold" style:font-weight-complex="bold"/>
    </style:style>
    <style:style style:name="T6" style:family="text">
      <style:text-properties fo:font-weight="bold" officeooo:rsid="0023e2e6" style:font-weight-asian="bold" style:font-weight-complex="bold"/>
    </style:style>
    <style:style style:name="T7" style:family="text">
      <style:text-properties fo:font-weight="bold" officeooo:rsid="001d069c" style:font-weight-asian="bold" style:font-weight-complex="bold"/>
    </style:style>
    <style:style style:name="T8" style:family="text">
      <style:text-properties officeooo:rsid="000ac49d"/>
    </style:style>
    <style:style style:name="T9" style:family="text">
      <style:text-properties officeooo:rsid="0010fad5"/>
    </style:style>
    <style:style style:name="T10" style:family="text">
      <style:text-properties officeooo:rsid="001246da"/>
    </style:style>
    <style:style style:name="T11" style:family="text">
      <style:text-properties officeooo:rsid="0012fd6c"/>
    </style:style>
    <style:style style:name="T12" style:family="text">
      <style:text-properties officeooo:rsid="0019dec6"/>
    </style:style>
    <style:style style:name="T13" style:family="text">
      <style:text-properties style:font-name="Liberation Serif"/>
    </style:style>
    <style:style style:name="T14" style:family="text">
      <style:text-properties style:font-name="Liberation Serif" officeooo:rsid="001e7ffc"/>
    </style:style>
    <style:style style:name="T15" style:family="text">
      <style:text-properties style:font-name="Liberation Serif" officeooo:rsid="001d069c"/>
    </style:style>
    <style:style style:name="T16" style:family="text">
      <style:text-properties officeooo:rsid="0020550f"/>
    </style:style>
    <style:style style:name="T17" style:family="text">
      <style:text-properties officeooo:rsid="003adf21"/>
    </style:style>
    <style:style style:name="T18" style:family="text">
      <style:text-properties officeooo:rsid="00237e9b"/>
    </style:style>
    <style:style style:name="T19" style:family="text">
      <style:text-properties officeooo:rsid="0023e2e6"/>
    </style:style>
    <style:style style:name="T20" style:family="text">
      <style:text-properties fo:font-weight="normal" officeooo:rsid="001d069c" style:font-weight-asian="normal" style:font-weight-complex="normal"/>
    </style:style>
    <style:style style:name="T21" style:family="text">
      <style:text-properties officeooo:rsid="00203252"/>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6"/><text:span text:style-name="T2"><text:s/>ASSIGNMENT <text:s/>7.1</text:span></text:p>
      <text:p text:style-name="P2"><text:span text:style-name="T2"/></text:p>
      <text:p text:style-name="P1">1. Consider the user story: “As a customer I want to use ATM”. What would be</text:p>
      <text:p text:style-name="P1">my acceptance criteria (“so that......)”? List all possible acceptance criteria.</text:p>
      <text:list xml:id="list6395935960714737522" text:style-name="L2">
        <text:list-item>
          <text:p text:style-name="P9">Debt card number ,password and security</text:p>
        </text:list-item>
      </text:list>
      <text:list xml:id="list3720269680935556921" text:style-name="L1">
        <text:list-item>
          <text:p text:style-name="P7"><text:span text:style-name="T1"><text:s/>Max amount which can be withdrawed per day</text:span></text:p>
        </text:list-item>
        <text:list-item>
          <text:p text:style-name="P3">Max number transaction per day</text:p>
        </text:list-item>
        <text:list-item>
          <text:p text:style-name="P4">Amount deducted <text:span text:style-name="T8">after max number of transction</text:span></text:p>
        </text:list-item>
        <text:list-item>
          <text:p text:style-name="P4"><text:span text:style-name="T8">Minimum</text:span> <text:span text:style-name="T8">balance required to be in an account</text:span></text:p>
        </text:list-item>
        <text:list-item>
          <text:p text:style-name="P8">Notification regarding amount debted and credited</text:p>
        </text:list-item>
        <text:list-item>
          <text:p text:style-name="P10">Online transaction </text:p>
        </text:list-item>
        <text:list-item>
          <text:p text:style-name="P11">Interest rate </text:p>
        </text:list-item>
        <text:list-item>
          <text:p text:style-name="P8">What to do when the atm card is lost</text:p>
          <text:p text:style-name="P8"><text:s/></text:p>
        </text:list-item>
      </text:list>
      <text:p text:style-name="P1"/>
      <text:p text:style-name="P6"><text:span text:style-name="T1">2. What are the advanced Scrum Master skills?</text:span></text:p>
      <text:list xml:id="list6590060763219846792" text:style-name="L4">
        <text:list-item>
          <text:p text:style-name="P16">Should be to able draw a line b/w scope creep <text:s/>and changes required</text:p>
        </text:list-item>
        <text:list-item>
          <text:p text:style-name="P16">Understanding user stories and acceptance criteria,so that training can be more precise </text:p>
        </text:list-item>
      </text:list>
      <text:list xml:id="list439919881113892722" text:style-name="L3">
        <text:list-item>
          <text:p text:style-name="P12"><text:span text:style-name="T9">Excellent communication skills and presence of mind</text:span></text:p>
        </text:list-item>
        <text:list-item>
          <text:p text:style-name="P13">Resolving conflicts and risk management <text:s/></text:p>
        </text:list-item>
        <text:list-item>
          <text:p text:style-name="P13">Should be able find to root cause for the problems </text:p>
        </text:list-item>
        <text:list-item>
          <text:p text:style-name="P13">Should be an visionary and be able assign work based <text:span text:style-name="T10">on </text:span>skills of resources</text:p>
        </text:list-item>
        <text:list-item>
          <text:p text:style-name="P14"><text:span text:style-name="T11">S</text:span>hould be very precise in scaling success of scrum</text:p>
          <text:p text:style-name="P15"/>
        </text:list-item>
      </text:list>
      <text:p text:style-name="P1"/>
      <text:p text:style-name="P1">3. How do you think you can use Agile practices in large projects? (Given that</text:p>
      <text:p text:style-name="P1">the team can have no more than 9 people, do you think large projects with</text:p>
      <text:p text:style-name="P5">large teams can be involved in agile practices?)</text:p>
      <text:p text:style-name="P17"><text:s text:c="4"/>We can use agile practices in large projects using “scrum of scrum” technique,where there will mulitiple scrum and many scrum masters, who will headed by SM who can <text:span text:style-name="T12">be </text:span>one among scrum teams or different one.</text:p>
      <text:p text:style-name="P18"><text:s text:c="33"/>Ther<text:span text:style-name="T12">e</text:span>fore <text:span text:style-name="T12">agile practices which can be many teams of 9 and headed by anthor team which is of 9.But complexity increases as scrum team increases as there will many SM headed by anthor SM thus work load SM increases.Thus even in “scrum of scrum” technique it is difficult handle if projects size exceeds threshold,in this case projects are divided into sub projects and in sub project scrum of scrum is done. <text:s/></text:span></text:p>
      <text:p text:style-name="P18"><text:span text:style-name="T12"><text:s text:c="26"/></text:span></text:p>
      <text:p text:style-name="P5"/>
      <text:p text:style-name="P5"/>
      <text:p text:style-name="P5"/>
      <text:p text:style-name="P1">4. What are the Possible options for tracking project performance in Agile?</text:p>
      <text:p text:style-name="P19"><text:s text:c="3"/><text:span text:style-name="T13"><text:s/></text:span><text:span text:style-name="T14">Th</text:span><text:span text:style-name="T15">e tracking of project performance in agile is based on the following meterics</text:span></text:p>
      <text:list xml:id="list1027903075083505614" text:style-name="L7">
        <text:list-item>
          <text:p text:style-name="P20"><text:span text:style-name="T3">Velocity</text:span><text:span text:style-name="T16"> :The measure of how many user stories can be delivered within the sprint.These are basically the story points.They can be baseline velocity(expected) or actual velocity(reality).</text:span></text:p>
          <text:p text:style-name="P21"/>
        </text:list-item>
        <text:list-item>
          <text:p text:style-name="P22"><text:span text:style-name="T4">H</text:span><text:span text:style-name="T2">it rate</text:span>:These are the success rate,which tells about percentage work completed over given baseline.</text:p>
          <text:p text:style-name="P22"/>
        </text:list-item>
        <text:list-item>
          <text:p text:style-name="P22"><text:span text:style-name="T2">Work Remaining On Task</text:span>:These tells about how much person days are reamining based on amount of work completed.The work remaining may go down if rem<text:span text:style-name="T17">a</text:span>ining story points are not complicated or it may increase if the task is more complicated than assumed.</text:p>
          <text:p text:style-name="P22"><text:soft-page-break/></text:p>
        </text:list-item>
        <text:list-item>
          <text:p text:style-name="P22"><text:span text:style-name="T5">Project Cost</text:span><text:span text:style-name="T18">:Is amount of cost spent on a project,amount is estimated based on CPI,SPI,EBV.</text:span></text:p>
          <text:p text:style-name="P23"><text:s text:c="6"/>Here ,CPI compares baseline cost and actual cost for a story point.If CPI=1 is ideal one,CPI&gt;1 spending is less, CPI&lt;1 <text:s/>spending is less than expected.</text:p>
          <text:p text:style-name="P22"><text:span text:style-name="T18"><text:s text:c="5"/>SPI,compares the actual velocity over baseline velocity. <text:s text:c="8"/></text:span><text:s text:c="2"/></text:p>
        </text:list-item>
      </text:list>
      <text:p text:style-name="P24"><text:s text:c="8"/>SPI&gt;1 completed before schedule ,SPI&lt;1 delayed.</text:p>
      <text:p text:style-name="P24"><text:s text:c="37"/></text:p>
      <text:list xml:id="list5565291869771254881" text:style-name="L9">
        <text:list-item>
          <text:p text:style-name="P25"><text:span text:style-name="T2"><text:s/></text:span><text:span text:style-name="T6">EBV</text:span><text:span text:style-name="T19"> :it is subjective where it emphasis on value which is earned after the release. </text:span></text:p>
          <text:p text:style-name="P26"><text:span text:style-name="T19"><text:s text:c="7"/>Thus performance is purely based on above mentioned factors ,In agile as the requirements will be changing based on demand and hence it more subjective than objective.</text:span></text:p>
          <text:p text:style-name="P26"/>
        </text:list-item>
        <text:list-item>
          <text:p text:style-name="P26"><text:span text:style-name="T7">Burndown chart :</text:span><text:span text:style-name="T20">This emphasis on the total effort burnt,and at end of project completion the value of the burndown chart should go to zero.In this chart we compare ideal and real one. </text:span></text:p>
        </text:list-item>
      </text:list>
      <text:p text:style-name="P1"/>
      <text:p text:style-name="P1">5. In Agile, the team always picks up business value user stories in every</text:p>
      <text:p text:style-name="P1">sprint. Do we still need to know earned value?</text:p>
      <text:p text:style-name="P27">Yes, <text:span text:style-name="T21">Business value implies to the importance of the features wrt business.</text:span></text:p>
      <text:p text:style-name="P28"><text:span text:style-name="T21">But, the Earned value is important for checking the progress and the performance of the agile,even cost and time also considered.Thus for documentation and it also necessary further similar projects,thus time required for further project also reduces.</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2:57:10.680124749</meta:creation-date>
    <dc:date>2016-08-23T19:58:34.835906425</dc:date>
    <meta:editing-duration>PT4H26M25S</meta:editing-duration>
    <meta:editing-cycles>11</meta:editing-cycles>
    <meta:generator>LibreOffice/5.1.4.2$Linux_X86_64 LibreOffice_project/10m0$Build-2</meta:generator>
    <meta:document-statistic meta:table-count="0" meta:image-count="0" meta:object-count="0" meta:page-count="2" meta:paragraph-count="49" meta:word-count="640" meta:character-count="3872" meta:non-whitespace-character-count="3140"/>
  </office:meta>
</office:document-meta>
</file>